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Text_20_body">
      <style:paragraph-properties fo:text-align="start" style:justify-single-word="false" fo:break-before="page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Title">GRÁFICAS DE SPRINT BURNDOWN Y PRODUCT BURNDOWN</text:p>
      <text:p text:style-name="Subtitle">CUART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21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4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7"><text:a xlink:type="simple" xlink:href="#__RefHeading__671_2134200456">Product burndown<text:tab/>4</text:a></text:p>
          <text:p text:style-name="P17"><text:a xlink:type="simple" xlink:href="#__RefHeading__209_1279914512">Sprint burndown<text:tab/>5</text:a></text:p>
          <text:p text:style-name="P23"><text:a xlink:type="simple" xlink:href="#__RefHeading__288_193354101">ITERACIÓN 1<text:tab/>5</text:a></text:p>
          <text:p text:style-name="P23"><text:a xlink:type="simple" xlink:href="#__RefHeading__290_193354101">ITERACIÓN 2<text:tab/>5</text:a></text:p>
          <text:p text:style-name="P23"><text:a xlink:type="simple" xlink:href="#__RefHeading__292_193354101">ITERACIÓN 3<text:tab/>6</text:a></text:p>
          <text:p text:style-name="P23"><text:a xlink:type="simple" xlink:href="#__RefHeading__294_193354101">ITERACIÓN 4<text:tab/>7</text:a></text:p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3/11/2017</text:p>
          </table:table-cell>
          <table:table-cell table:style-name="Tabla4.F3" office:value-type="string">
            <text:p text:style-name="P8">Añadir datos de la iteración 2</text:p>
          </table:table-cell>
        </table:table-row>
        <table:table-row>
          <table:table-cell table:style-name="Tabla4.A3" office:value-type="string">
            <text:p text:style-name="P8">3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7/12/2017</text:p>
          </table:table-cell>
          <table:table-cell table:style-name="Tabla4.F3" office:value-type="string">
            <text:p text:style-name="P8">Añadir datos de la iteración 3</text:p>
          </table:table-cell>
        </table:table-row>
        <table:table-row>
          <table:table-cell table:style-name="Tabla4.A3" office:value-type="string">
            <text:p text:style-name="P8">4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1/12/2017</text:p>
          </table:table-cell>
          <table:table-cell table:style-name="Tabla4.F3" office:value-type="string">
            <text:p text:style-name="P8">Añadir datos de la iteración 4</text:p>
          </table:table-cell>
        </table:table-row>
      </table:table>
      <text:p text:style-name="P12"/>
      <text:p text:style-name="P15"/>
      <text:h text:style-name="Heading_20_1" text:outline-level="1"><text:bookmark-start text:name="__RefHeading__671_2134200456"/>Product burndown<text:bookmark-end text:name="__RefHeading__671_2134200456"/></text:h>
      <text:p text:style-name="P12"/>
      <text:p text:style-name="P12"/>
      <text:p text:style-name="P12"><draw:frame draw:style-name="fr2" draw:name="Objeto1" text:anchor-type="paragraph" svg:width="19.002cm" svg:height="10.71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h text:style-name="P18" text:outline-level="1"><text:bookmark-start text:name="__RefHeading__209_1279914512"/>Sprint burndown<text:bookmark-end text:name="__RefHeading__209_1279914512"/></text:h>
      <text:h text:style-name="Heading_20_2" text:outline-level="2"><text:bookmark-start text:name="__RefHeading__288_193354101"/>ITERACIÓN 1<text:bookmark-end text:name="__RefHeading__288_193354101"/></text:h>
      <text:p text:style-name="P12">Por problemas de planificación en la primera iteración, no se pudo realizar una estimación de las tareas del proyecto, por lo que no se pudo generar la gráfica correspondiente a dicha iteración.</text:p>
      <text:h text:style-name="Heading_20_2" text:outline-level="2"><text:bookmark-start text:name="__RefHeading__290_193354101"/>ITERACIÓN 2<text:bookmark-end text:name="__RefHeading__290_193354101"/></text:h>
      <text:p text:style-name="P12"><draw:frame draw:style-name="fr1" draw:name="Objeto2" text:anchor-type="paragraph" svg:x="-1.346cm" svg:y="0.155cm" svg:width="19.823cm" svg:height="10.6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1"/>
      <text:h text:style-name="P22" text:outline-level="2"><text:bookmark-start text:name="__RefHeading__292_193354101"/>ITERACIÓN 3<text:bookmark-end text:name="__RefHeading__292_193354101"/></text:h>
      <text:p text:style-name="P21"><draw:frame draw:style-name="fr1" draw:name="Objeto3" text:anchor-type="paragraph" svg:x="-1.445cm" svg:y="0.272cm" svg:width="19.584cm" svg:height="12.71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1"/>
      <text:p text:style-name="P21"/>
      <text:h text:style-name="P22" text:outline-level="2"><text:bookmark-start text:name="__RefHeading__294_193354101"/>ITERACIÓN 4<text:bookmark-end text:name="__RefHeading__294_193354101"/></text:h>
      <text:p text:style-name="P21"/>
      <text:p text:style-name="P21"/>
      <text:p text:style-name="P21"><draw:frame draw:style-name="fr2" draw:name="Objeto4" text:anchor-type="paragraph" svg:width="21.001cm" svg:height="10.663cm" draw:z-index="2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ÁFICAS DE SPRINT BURNDOWN Y PRODUCT BURNDOWN – 4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7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GRÁFICAS DE SPRINT BURNDOWN Y PRODUCT BURNDOWN – 4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50S</meta:editing-duration>
    <meta:editing-cycles>23</meta:editing-cycles>
    <meta:generator>OpenOffice/4.1.1$Win32 OpenOffice.org_project/411m6$Build-9775</meta:generator>
    <dc:date>2017-12-21T17:36:42.17</dc:date>
    <dc:creator>Jesús Vázquez Argumedo</dc:creator>
    <meta:document-statistic meta:table-count="4" meta:image-count="0" meta:object-count="4" meta:page-count="7" meta:paragraph-count="57" meta:word-count="179" meta:character-count="10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800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maximum="140" chart:reverse-direction="false" text:line-break="fals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002cm" svg:height="10.71cm" xlink:href="." xlink:type="simple" chart:class="chart:line" chart:style-name="ch1">
        <chart:legend chart:legend-position="bottom" svg:x="7.348cm" svg:y="9.901cm" style:legend-expansion="wide" chart:style-name="ch2"/>
        <chart:plot-area chart:style-name="ch3" chart:data-source-has-labels="both" svg:x="1.466cm" svg:y="0.991cm" svg:width="16.776cm" svg:height="7.64cm">
          <chartooo:coordinate-region svg:x="2.273cm" svg:y="1.203cm" svg:width="15.875cm" svg:height="6.755cm"/>
          <chart:axis chart:dimension="x" chart:name="primary-x" chart:style-name="ch4" chartooo:axis-type="text">
            <chart:title svg:x="8.89cm" svg:y="8.846cm" chart:style-name="ch5">
              <text:p>ITERACIÓN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6.82cm" chart:style-name="ch7">
              <text:p>PUNTOS DE HISTORI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TOTAL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</text:p>
              </table:table-cell>
              <table:table-cell office:value-type="float" office:value="134">
                <text:p>134</text:p>
              </table:table-cell>
              <table:table-cell office:value-type="float" office:value="100.5">
                <text:p>100.5</text:p>
              </table:table-cell>
              <table:table-cell office:value-type="float" office:value="67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graphic-properties svg:stroke-width="0.03cm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22cm" svg:height="10.68cm" xlink:href="." xlink:type="simple" chart:class="chart:line" chart:style-name="ch1">
        <chart:legend chart:legend-position="bottom" svg:x="6.237cm" svg:y="9.871cm" style:legend-expansion="wide" chart:style-name="ch2"/>
        <chart:plot-area chart:style-name="ch3" chart:data-source-has-labels="both" svg:x="1.707cm" svg:y="0.987cm" svg:width="17.547cm" svg:height="7.613cm">
          <chartooo:coordinate-region svg:x="2.328cm" svg:y="1.199cm" svg:width="15.227cm" svg:height="6.699cm"/>
          <chart:axis chart:dimension="x" chart:name="primary-x" chart:style-name="ch4" chartooo:axis-type="text">
            <chart:title svg:x="10.019cm" svg:y="8.814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676cm" svg:y="5.466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48">
                <text:p>43050</text:p>
              </table:table-cell>
              <table:table-cell office:value-type="float" office:value="43049">
                <text:p>43050</text:p>
              </table:table-cell>
              <table:table-cell office:value-type="float" office:value="43050">
                <text:p>43050</text:p>
              </table:table-cell>
              <table:table-cell office:value-type="float" office:value="43051">
                <text:p>43050</text:p>
              </table:table-cell>
              <table:table-cell office:value-type="float" office:value="43052">
                <text:p>43050</text:p>
              </table:table-cell>
              <table:table-cell office:value-type="float" office:value="43053">
                <text:p>43050</text:p>
              </table:table-cell>
              <table:table-cell office:value-type="float" office:value="43054">
                <text:p>43050</text:p>
              </table:table-cell>
              <table:table-cell office:value-type="float" office:value="43055">
                <text:p>43060</text:p>
              </table:table-cell>
              <table:table-cell office:value-type="float" office:value="43056">
                <text:p>43060</text:p>
              </table:table-cell>
              <table:table-cell office:value-type="float" office:value="43057">
                <text:p>43060</text:p>
              </table:table-cell>
              <table:table-cell office:value-type="float" office:value="43058">
                <text:p>43060</text:p>
              </table:table-cell>
              <table:table-cell office:value-type="float" office:value="43059">
                <text:p>43060</text:p>
              </table:table-cell>
              <table:table-cell office:value-type="float" office:value="43060">
                <text:p>43060</text:p>
              </table:table-cell>
              <table:table-cell office:value-type="float" office:value="43061">
                <text:p>43060</text:p>
              </table:table-cell>
              <table:table-cell office:value-type="float" office:value="43062">
                <text:p>4306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41">
                <text:p>41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2.75">
                <text:p>32.75</text:p>
              </table:table-cell>
              <table:table-cell office:value-type="float" office:value="30.4166666666667">
                <text:p>30.4166666666667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27.75">
                <text:p>27.75</text:p>
              </table:table-cell>
              <table:table-cell office:value-type="float" office:value="23.75">
                <text:p>23.7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41">
                <text:p>41</text:p>
              </table:table-cell>
              <table:table-cell office:value-type="float" office:value="38.0666666666667">
                <text:p>38.0666666666667</text:p>
              </table:table-cell>
              <table:table-cell office:value-type="float" office:value="35.1333333333333">
                <text:p>35.1333333333333</text:p>
              </table:table-cell>
              <table:table-cell office:value-type="float" office:value="32.2">
                <text:p>32.2</text:p>
              </table:table-cell>
              <table:table-cell office:value-type="float" office:value="29.2833333333333">
                <text:p>29.2833333333333</text:p>
              </table:table-cell>
              <table:table-cell office:value-type="float" office:value="26.35">
                <text:p>26.35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20.5">
                <text:p>20.5</text:p>
              </table:table-cell>
              <table:table-cell office:value-type="float" office:value="17.5666666666667">
                <text:p>17.5666666666667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11.7">
                <text:p>11.7</text:p>
              </table:table-cell>
              <table:table-cell office:value-type="float" office:value="8.78333333333333">
                <text:p>8.78333333333333</text:p>
              </table:table-cell>
              <table:table-cell office:value-type="float" office:value="5.85">
                <text:p>5.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584cm" svg:height="12.71cm" xlink:href="." xlink:type="simple" chart:class="chart:line" chart:style-name="ch1">
        <chart:legend chart:legend-position="bottom" svg:x="6.118cm" svg:y="11.901cm" style:legend-expansion="wide" chart:style-name="ch2"/>
        <chart:plot-area chart:style-name="ch3" chart:data-source-has-labels="both" svg:x="1.477cm" svg:y="1.151cm" svg:width="17.325cm" svg:height="9.44cm">
          <chartooo:coordinate-region svg:x="2.098cm" svg:y="1.363cm" svg:width="15.005cm" svg:height="8.526cm"/>
          <chart:axis chart:dimension="x" chart:name="primary-x" chart:style-name="ch4" chartooo:axis-type="text">
            <chart:title svg:x="9.731cm" svg:y="10.846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451cm" svg:y="6.385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62">
                <text:p>43060</text:p>
              </table:table-cell>
              <table:table-cell office:value-type="float" office:value="43063">
                <text:p>43060</text:p>
              </table:table-cell>
              <table:table-cell office:value-type="float" office:value="43064">
                <text:p>43060</text:p>
              </table:table-cell>
              <table:table-cell office:value-type="float" office:value="43065">
                <text:p>43070</text:p>
              </table:table-cell>
              <table:table-cell office:value-type="float" office:value="43066">
                <text:p>43070</text:p>
              </table:table-cell>
              <table:table-cell office:value-type="float" office:value="43067">
                <text:p>43070</text:p>
              </table:table-cell>
              <table:table-cell office:value-type="float" office:value="43068">
                <text:p>43070</text:p>
              </table:table-cell>
              <table:table-cell office:value-type="float" office:value="43069">
                <text:p>43070</text:p>
              </table:table-cell>
              <table:table-cell office:value-type="float" office:value="43070">
                <text:p>43070</text:p>
              </table:table-cell>
              <table:table-cell office:value-type="float" office:value="43071">
                <text:p>43070</text:p>
              </table:table-cell>
              <table:table-cell office:value-type="float" office:value="43072">
                <text:p>43070</text:p>
              </table:table-cell>
              <table:table-cell office:value-type="float" office:value="43073">
                <text:p>43070</text:p>
              </table:table-cell>
              <table:table-cell office:value-type="float" office:value="43074">
                <text:p>43070</text:p>
              </table:table-cell>
              <table:table-cell office:value-type="float" office:value="43075">
                <text:p>43080</text:p>
              </table:table-cell>
              <table:table-cell office:value-type="float" office:value="43076">
                <text:p>4308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1666666666667">
                <text:p>45.1666666666667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57">
                <text:p>57</text:p>
              </table:table-cell>
              <table:table-cell office:value-type="float" office:value="52.9166666666667">
                <text:p>52.9166666666667</text:p>
              </table:table-cell>
              <table:table-cell office:value-type="float" office:value="48.85">
                <text:p>48.85</text:p>
              </table:table-cell>
              <table:table-cell office:value-type="float" office:value="44.7833333333333">
                <text:p>44.7833333333333</text:p>
              </table:table-cell>
              <table:table-cell office:value-type="float" office:value="40.7">
                <text:p>40.7</text:p>
              </table:table-cell>
              <table:table-cell office:value-type="float" office:value="36.6333333333333">
                <text:p>36.6333333333333</text:p>
              </table:table-cell>
              <table:table-cell office:value-type="float" office:value="32.5666666666667">
                <text:p>32.5666666666667</text:p>
              </table:table-cell>
              <table:table-cell office:value-type="float" office:value="28.5">
                <text:p>28.5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20.35">
                <text:p>20.35</text:p>
              </table:table-cell>
              <table:table-cell office:value-type="float" office:value="16.2833333333333">
                <text:p>16.2833333333333</text:p>
              </table:table-cell>
              <table:table-cell office:value-type="float" office:value="12.2">
                <text:p>12.2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minimum="0" chart:maximum="36" chart:interval-major="7" chart:reverse-direction="false" text:line-break="false" chart:link-data-style-to-source="false" chart:axis-position="1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cm" svg:height="10.662cm" xlink:href="." xlink:type="simple" chart:class="chart:line" chart:style-name="ch1">
        <chart:legend chart:legend-position="bottom" svg:x="6.826cm" svg:y="9.853cm" style:legend-expansion="wide" chart:style-name="ch2"/>
        <chart:plot-area chart:style-name="ch3" chart:data-source-has-labels="both" svg:x="1.506cm" svg:y="0.987cm" svg:width="18.654cm" svg:height="7.597cm">
          <chartooo:coordinate-region svg:x="2.127cm" svg:y="1.012cm" svg:width="16.334cm" svg:height="6.87cm"/>
          <chart:axis chart:dimension="x" chart:name="primary-x" chart:style-name="ch4" chartooo:axis-type="text">
            <chart:title svg:x="10.425cm" svg:y="8.798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451cm" svg:y="5.299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76">
                <text:p>43080</text:p>
              </table:table-cell>
              <table:table-cell office:value-type="float" office:value="43077">
                <text:p>43080</text:p>
              </table:table-cell>
              <table:table-cell office:value-type="float" office:value="43078">
                <text:p>43080</text:p>
              </table:table-cell>
              <table:table-cell office:value-type="float" office:value="43079">
                <text:p>43080</text:p>
              </table:table-cell>
              <table:table-cell office:value-type="float" office:value="43080">
                <text:p>43080</text:p>
              </table:table-cell>
              <table:table-cell office:value-type="float" office:value="43081">
                <text:p>43080</text:p>
              </table:table-cell>
              <table:table-cell office:value-type="float" office:value="43082">
                <text:p>43080</text:p>
              </table:table-cell>
              <table:table-cell office:value-type="float" office:value="43083">
                <text:p>43080</text:p>
              </table:table-cell>
              <table:table-cell office:value-type="float" office:value="43084">
                <text:p>43080</text:p>
              </table:table-cell>
              <table:table-cell office:value-type="float" office:value="43085">
                <text:p>43090</text:p>
              </table:table-cell>
              <table:table-cell office:value-type="float" office:value="43086">
                <text:p>43090</text:p>
              </table:table-cell>
              <table:table-cell office:value-type="float" office:value="43087">
                <text:p>43090</text:p>
              </table:table-cell>
              <table:table-cell office:value-type="float" office:value="43088">
                <text:p>43090</text:p>
              </table:table-cell>
              <table:table-cell office:value-type="float" office:value="43089">
                <text:p>43090</text:p>
              </table:table-cell>
              <table:table-cell office:value-type="float" office:value="43090">
                <text:p>4309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36">
                <text:p>36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29.5">
                <text:p>29.5</text:p>
              </table:table-cell>
              <table:table-cell office:value-type="float" office:value="29.5">
                <text:p>29.5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36">
                <text:p>36</text:p>
              </table:table-cell>
              <table:table-cell office:value-type="float" office:value="33.4166666666667">
                <text:p>33.4166666666667</text:p>
              </table:table-cell>
              <table:table-cell office:value-type="float" office:value="30.85">
                <text:p>30.85</text:p>
              </table:table-cell>
              <table:table-cell office:value-type="float" office:value="28.2833333333333">
                <text:p>28.2833333333333</text:p>
              </table:table-cell>
              <table:table-cell office:value-type="float" office:value="25.7">
                <text:p>25.7</text:p>
              </table:table-cell>
              <table:table-cell office:value-type="float" office:value="23.1333333333333">
                <text:p>23.1333333333333</text:p>
              </table:table-cell>
              <table:table-cell office:value-type="float" office:value="20.5666666666667">
                <text:p>20.5666666666667</text:p>
              </table:table-cell>
              <table:table-cell office:value-type="float" office:value="18">
                <text:p>18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12.85">
                <text:p>12.85</text:p>
              </table:table-cell>
              <table:table-cell office:value-type="float" office:value="10.2833333333333">
                <text:p>10.2833333333333</text:p>
              </table:table-cell>
              <table:table-cell office:value-type="float" office:value="7.7">
                <text:p>7.7</text:p>
              </table:table-cell>
              <table:table-cell office:value-type="float" office:value="5.13333333333333">
                <text:p>5.13333333333333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